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t" fo:country="E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00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t" fo:country="E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wrap-option="no-wrap"/>
    </style:style>
    <style:style style:name="ce5" style:family="table-cell" style:parent-style-name="Default" style:data-style-name="N10001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Normaalne aproksimatsioo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Hüpoteesid osakaalu kohta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ül 136 (lk 74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α = 0.0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H0: p=0.6</text:p>
          </table:table-cell>
          <table:table-cell table:style-name="ce3" office:value-type="string" calcext:value-type="string">
            <text:p>Ei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H1: p&lt;0.6</text:p>
          </table:table-cell>
          <table:table-cell table:style-name="ce3" office:value-type="string" calcext:value-type="string">
            <text:p>Jah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Leiame teststatisku väärtus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Olukor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number-columns-repeated="4" table:style-name="ce3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float" office:value="-2.4495" calcext:value-type="float">
            <text:p>-2.4495</text:p>
          </table:table-cell>
          <table:table-cell table:style-name="ce3" office:value-type="float" office:value="-1.7321" calcext:value-type="float">
            <text:p>-1.7321</text:p>
          </table:table-cell>
          <table:table-cell table:style-name="ce3" office:value-type="float" office:value="-1.2247" calcext:value-type="float">
            <text:p>-1.2247</text:p>
          </table:table-cell>
          <table:table-cell table:style-name="ce3" office:value-type="float" office:value="-4.899" calcext:value-type="float">
            <text:p>-4.8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-väärtus</text:p>
          </table:table-cell>
          <table:table-cell table:style-name="ce3" office:value-type="float" office:value="0.00715" calcext:value-type="float">
            <text:p>0.00715</text:p>
          </table:table-cell>
          <table:table-cell table:style-name="ce3" office:value-type="float" office:value="0.04163" calcext:value-type="float">
            <text:p>0.04163</text:p>
          </table:table-cell>
          <table:table-cell table:style-name="ce3" office:value-type="float" office:value="0.11034" calcext:value-type="float">
            <text:p>0.11034</text:p>
          </table:table-cell>
          <table:table-cell table:style-name="ce3" office:value-type="float" office:value="0.00000048" calcext:value-type="float">
            <text:p>4.8E-0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(kriitiline)</text:p>
          </table:table-cell>
          <table:table-cell table:number-columns-repeated="4" table:style-name="ce3" office:value-type="float" office:value="-1.6449" calcext:value-type="float">
            <text:p>-1.644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ül 142 (lk 75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H0: p=0.5</text:p>
          </table:table-cell>
          <table:table-cell table:style-name="ce3"/>
          <table:table-cell table:style-name="ce3" office:value-type="string" calcext:value-type="string">
            <text:p>α = 0.05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H1: p≠0.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902" calcext:value-type="float">
            <text:p>490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0" calcext:value-type="float">
            <text:p>49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number-columns-repeated="4" table:style-name="ce3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float" office:value="-1.2" calcext:value-type="float">
            <text:p>-1.2</text:p>
          </table:table-cell>
          <table:table-cell table:style-name="ce3" office:value-type="float" office:value="-1.96" calcext:value-type="float">
            <text:p>-1.96</text:p>
          </table:table-cell>
          <table:table-cell table:style-name="ce3" office:value-type="float" office:value="-10.182" calcext:value-type="float">
            <text:p>-10.182</text:p>
          </table:table-cell>
          <table:table-cell table:style-name="ce3" office:value-type="float" office:value="-0.6325" calcext:value-type="float">
            <text:p>-0.632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-väärtus</text:p>
          </table:table-cell>
          <table:table-cell table:style-name="ce3" office:value-type="float" office:value="0.23014" calcext:value-type="float">
            <text:p>0.23014</text:p>
          </table:table-cell>
          <table:table-cell table:style-name="ce3" office:value-type="float" office:value="0.05" calcext:value-type="float">
            <text:p>0.05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(kriitiline)</text:p>
          </table:table-cell>
          <table:table-cell table:number-columns-repeated="4" table:style-name="ce3" office:value-type="float" office:value="1.64485" calcext:value-type="float">
            <text:p>1.64485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Kahe osakaalu võrdlu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ül 177(lk 89)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linnades</text:p>
          </table:table-cell>
          <table:table-cell table:style-name="ce3" office:value-type="string" calcext:value-type="string">
            <text:p>maal</text:p>
          </table:table-cell>
          <table:table-cell table:style-name="ce3" office:value-type="string" calcext:value-type="string">
            <text:p>kokku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 aast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21" calcext:value-type="float">
            <text:p>321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I aasta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79" calcext:value-type="float">
            <text:p>279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H0: Osakaal ei ole muutunud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H1: Osakaal linnades on muutunud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I aasta</text:p>
          </table:table-cell>
          <table:table-cell table:style-name="ce3" office:value-type="float" office:value="0.2243" calcext:value-type="float">
            <text:p>0.2243</text:p>
          </table:table-cell>
          <table:table-cell table:style-name="ce3" office:value-type="string" calcext:value-type="string">
            <text:p>#linnades/kokku</text:p>
          </table:table-cell>
          <table:table-cell table:style-name="ce3" table:number-columns-repeated="2"/>
          <table:table-cell table:style-name="ce3" office:value-type="string" calcext:value-type="string">
            <text:p>W1=k1/n1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II aasta</text:p>
          </table:table-cell>
          <table:table-cell table:style-name="ce3" office:value-type="float" office:value="0.14695" calcext:value-type="float">
            <text:p>0.14695</text:p>
          </table:table-cell>
          <table:table-cell table:style-name="ce3" office:value-type="string" calcext:value-type="string">
            <text:p>#linnades/kokku</text:p>
          </table:table-cell>
          <table:table-cell table:style-name="ce3" table:number-columns-repeated="2"/>
          <table:table-cell table:style-name="ce3" office:value-type="string" calcext:value-type="string">
            <text:p>W2=k2/n2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üldine</text:p>
          </table:table-cell>
          <table:table-cell table:style-name="ce3" office:value-type="float" office:value="0.18833" calcext:value-type="float">
            <text:p>0.18833</text:p>
          </table:table-cell>
          <table:table-cell table:style-name="ce3" office:value-type="string" calcext:value-type="string">
            <text:p>#(lin1+lin2)/(maal1+maal2)</text:p>
          </table:table-cell>
          <table:table-cell table:style-name="ce3" table:number-columns-repeated="2"/>
          <table:table-cell table:style-name="ce3" office:value-type="string" calcext:value-type="string">
            <text:p>W=(k1+k2)/(n1+n2)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harm. kesk</text:p>
          </table:table-cell>
          <table:table-cell table:style-name="ce3" office:value-type="float" office:value="149.265" calcext:value-type="float">
            <text:p>149.265</text:p>
          </table:table-cell>
          <table:table-cell table:style-name="ce3" table:number-columns-repeated="3"/>
          <table:table-cell table:style-name="ce3" office:value-type="string" calcext:value-type="string">
            <text:p>n=n1*n2/(n1+n2)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float" office:value="2.41692" calcext:value-type="float">
            <text:p>2.41692</text:p>
          </table:table-cell>
          <table:table-cell table:style-name="ce3" table:number-columns-repeated="3"/>
          <table:table-cell table:style-name="ce3" office:value-type="string" calcext:value-type="string">
            <text:p>Z = W1-W2/SQRT((W*(1-W)/n)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p-väärtus</text:p>
          </table:table-cell>
          <table:table-cell table:style-name="ce3" office:value-type="float" office:value="0.01565" calcext:value-type="float">
            <text:p>0.0156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Studenti t-test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Valimi maht on vägagi väike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ül 127 (lk 71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km/8l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102.6" calcext:value-type="float">
            <text:p>102.6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97.4" calcext:value-type="float">
            <text:p>97.4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96.8" calcext:value-type="float">
            <text:p>96.8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99.8" calcext:value-type="float">
            <text:p>99.8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95.2" calcext:value-type="float">
            <text:p>95.2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104.1" calcext:value-type="float">
            <text:p>104.1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88.4" calcext:value-type="float">
            <text:p>88.4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100.2" calcext:value-type="float">
            <text:p>100.2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float" office:value="91.5" calcext:value-type="float">
            <text:p>91.5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keskmine</text:p>
          </table:table-cell>
          <table:table-cell table:style-name="ce3" office:value-type="float" office:value="97.9" calcext:value-type="float">
            <text:p>97.9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standardhälve</text:p>
          </table:table-cell>
          <table:table-cell table:style-name="ce3" office:value-type="float" office:value="5.11425" calcext:value-type="float">
            <text:p>5.1142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mu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float" office:value="-1.2985" calcext:value-type="float">
            <text:p>-1.298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p-väärtus</text:p>
          </table:table-cell>
          <table:table-cell table:style-name="ce3" office:value-type="float" office:value="0.2264" calcext:value-type="float">
            <text:p>0.226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Kahe keskmise võrdlus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ül 155 (lk 82-83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H0: Tootlikkus on võrdne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H1: Tootlikkus ei ole võrdne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4.1" calcext:value-type="float">
            <text:p>14.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2.1" calcext:value-type="float">
            <text:p>12.1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.1" calcext:value-type="float">
            <text:p>14.1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Sheet1.$A$69:.$A$73])" office:value-type="float" office:value="13.72" calcext:value-type="float">
            <text:p>13.72</text:p>
          </table:table-cell>
          <table:table-cell table:formula="of:=AVERAGE([$Sheet1.$B$69:.$B$73])" office:value-type="float" office:value="13.8" calcext:value-type="float">
            <text:p>13.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Sheet1.$A$69:.$A$73])" office:value-type="float" office:value="0.952" calcext:value-type="float">
            <text:p>0.952</text:p>
          </table:table-cell>
          <table:table-cell table:formula="of:=VAR([$Sheet1.$B$69:.$B$73])" office:value-type="float" office:value="0.46" calcext:value-type="float">
            <text:p>0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Sheet1.$A$69:.$A$73])" office:value-type="float" office:value="5" calcext:value-type="float">
            <text:p>5</text:p>
          </table:table-cell>
          <table:table-cell table:formula="of:=COUNT([$Sheet1.$B$69:.$B$73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Sheet1.$A$69:.$A$73];[$Sheet1.$B$69:.$B$73])" office:value-type="float" office:value="-0.396672339611407" calcext:value-type="float">
            <text:p>-0.3966723396114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A$69:.$A$73]); 1; 0) * IF(ISNUMBER([$Sheet1.$B$69:.$B$73]); 1; 0)); [$Sheet1.$A$69:.$A$73] - [$Sheet1.$B$69:.$B$73]; &quot;NA&quot;))" office:value-type="float" office:value="-0.0800000000000001" calcext:value-type="float">
            <text:p>-0.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A$69:.$A$73]); 1; 0) * IF(ISNUMBER([$Sheet1.$B$69:.$B$73]); 1; 0)); [$Sheet1.$A$69:.$A$73] - [$Sheet1.$B$69:.$B$73]; &quot;NA&quot;))" office:value-type="float" office:value="1.937" calcext:value-type="float">
            <text:p>1.9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A$69:.$A$73]); 1; 0) * IF(ISNUMBER([$Sheet1.$B$69:.$B$73]); 1; 0)) - 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Sheet1.$B$83] - [$Sheet1.$B$77]) / ([$Sheet1.$B$84] / ( [$Sheet1.$B$85] + 1)) ^ 0.5" office:value-type="float" office:value="-0.128531678427221" calcext:value-type="float">
            <text:p>-0.1285316784272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Sheet1.$B$86]); [$Sheet1.$B$85]; 1)" office:value-type="float" office:value="0.451965794496907" calcext:value-type="float">
            <text:p>0.451965794496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Sheet1.$B$76]; [$Sheet1.$B$85])" office:value-type="float" office:value="2.13184678632665" calcext:value-type="float">
            <text:p>2.131846786326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Sheet1.$B$86]); [$Sheet1.$B$85]; 2)" office:value-type="float" office:value="0.903931588993814" calcext:value-type="float">
            <text:p>0.903931588993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Sheet1.$B$76]; [$Sheet1.$B$85])" office:value-type="float" office:value="2.77644510519779" calcext:value-type="float">
            <text:p>2.77644510519779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29:17.736572374</meta:creation-date>
    <dc:date>2019-02-14T11:58:16.381340188</dc:date>
    <meta:editing-duration>PT8M38S</meta:editing-duration>
    <meta:editing-cycles>2</meta:editing-cycles>
    <meta:generator>LibreOffice/6.0.7.3$Linux_X86_64 LibreOffice_project/00m0$Build-3</meta:generator>
    <meta:document-statistic meta:table-count="1" meta:cell-count="189" meta:object-count="0"/>
  </office:meta>
</office:document-meta>
</file>